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<text:line-break/> <text:s/>"name": "Wärmepumpen-Förderrechner",<text:line-break/> <text:s/>"short_name": "Förderrechner",<text:line-break/> <text:s/>"start_url": "./index.html",<text:line-break/> <text:s/>"display": "standalone",<text:line-break/> <text:s/>"background_color": "#f0f4f8",<text:line-break/> <text:s/>"theme_color": "#0077b6",<text:line-break/> <text:s/>"icons": [<text:line-break/> <text:s text:c="3"/>{<text:line-break/> <text:s text:c="5"/>"src": "icon-192.png",<text:line-break/> <text:s text:c="5"/>"sizes": "192x192",<text:line-break/> <text:s text:c="5"/>"type": "image/png"<text:line-break/> <text:s text:c="3"/>},<text:line-break/> <text:s text:c="3"/>{<text:line-break/> <text:s text:c="5"/>"src": "icon-512.png",<text:line-break/> <text:s text:c="5"/>"sizes": "512x512",<text:line-break/> <text:s text:c="5"/>"type": "image/png"<text:line-break/> <text:s text:c="3"/>}<text:line-break/> <text:s/>]<text:line-break/>}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 Möwes</meta:initial-creator>
    <meta:creation-date>2025-05-06T15:11:39.51</meta:creation-date>
    <meta:document-statistic meta:table-count="0" meta:image-count="0" meta:object-count="0" meta:page-count="1" meta:paragraph-count="1" meta:word-count="33" meta:character-count="399"/>
    <dc:date>2025-05-06T15:15:28.10</dc:date>
    <dc:creator>Christoph Möwes</dc:creator>
    <meta:editing-duration>PT3M49S</meta:editing-duration>
    <meta:editing-cycles>1</meta:editing-cycles>
    <meta:generator>OpenOffice/4.1.15$Win32 OpenOffice.org_project/4115m2$Build-9813</meta:generator>
  </office:meta>
</office:document-meta>
</file>